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Times New Roman" style:text-underline-style="none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name="Times New Roman1"/>
    </style:style>
    <style:style style:name="T5" style:family="text">
      <style:text-properties style:text-position="0% 100%" style:font-name="Times New Roman"/>
    </style:style>
    <style:style style:name="T6" style:family="text">
      <style:text-properties style:text-position="0% 100%" style:font-name="Times New Roman" style:text-underline-style="solid" style:text-underline-width="auto" style:text-underline-color="font-color"/>
    </style:style>
    <style:style style:name="T7" style:family="text">
      <style:text-properties style:text-position="0% 100%" style:font-name="Times New Roman" style:text-underline-style="none"/>
    </style:style>
    <style:style style:name="T8" style:family="text">
      <style:text-properties style:text-line-through-style="solid" style:text-position="0% 100%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3_1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Also available in AJA Microfilm, Reel #202</text:p>
      <text:p text:style-name="P5"/>
      <text:p text:style-name="P5">VII Transcription</text:p>
      <text:p text:style-name="P2">(Symbols: ?=uncertain; []=supplied information; /=end of line)</text:p>
      <text:p text:style-name="P2"/>
      <text:p text:style-name="P2">[Page 1]</text:p>
      <text:p text:style-name="P2">My dear Sir/</text:p>
      <text:p text:style-name="P2"><text:tab/>The following are the authorities, from which/ I (and whoever has made them a study, &amp; does not decide/ by some wrong precedence, or merely by hear-say) derive/ the fact already communicated to you./</text:p>
      <text:p text:style-name="P2">1<text:span text:style-name="T1">st</text:span><text:span text:style-name="T3"> Mishn</text:span><text:span text:style-name="T4">á</text:span><text:span text:style-name="T5"> "A widow bound in marriage to her brother-/in law, shall neither be released, nor allowed to marry/ again until three months have expired from the death/ of her husband, &amp; so likewise </text:span><text:span text:style-name="T6">all other women</text:span><text:span text:style-name="T7">, must/ neither be betrothed nor married till the same time/ has elapsed" <text:s/>2</text:span><text:span text:style-name="T2">d</text:span><text:span text:style-name="T7"> Talmud "Why are </text:span><text:span text:style-name="T6">all</text:span><text:span text:style-name="T7">/ </text:span><text:span text:style-name="T6">other women</text:span><text:span text:style-name="T7">, included in the law relating to the widow/ above-named? <text:s/>Because God said to Abraham "I shall/ be a God to thee, &amp; unto </text:span><text:span text:style-name="T6">thy seed</text:span><text:span text:style-name="T7"> after three" hence, it is/ necessary to distinguish between the seed sown in purity,/</text:span></text:p>
      <text:p text:style-name="P6"/>
      <text:p text:style-name="P6">[Page 2]</text:p>
      <text:p text:style-name="P2"><text:span text:style-name="T7">and that sown in impurity; for that reason, prose-/-lytes must separate three months" <text:s/>Rashi's com-/-</text:span><text:span text:style-name="T7">mentary thereupon "With regard to a man &amp; a woman/ who have embraced Judaism, the law is of particular/ moment, for, it is to be feared that the wife may have/ been enceinte, without her knowledge, and after seven/ months from her conversion, she may have been delivered/ with a son, whom she supposes begotten in purity, though/ born prematurely. <text:s/>She may then again give birth/ to another son, who, in after years dies without issue./ <text:s/>Now, the former one considering himself--under a false/ </text:span><text:soft-page-break/><text:span text:style-name="T7">impression--the legitimate child of his converted father,/ may marry or release his widowed sister in-law, against the/ established rule, which obliges only the children of the same/ father, to the performance of that injunction. <text:s/></text:span><text:span text:style-name="T6">And as a</text:span><text:span text:style-name="T7">/ </text:span><text:span text:style-name="T6">woman's fidelity cannot be vouched for, while yet a</text:span><text:span text:style-name="T7">/</text:span></text:p>
      <text:p text:style-name="P6"/>
      <text:p text:style-name="P6">[Page 3]</text:p>
      <text:p text:style-name="P3"><text:span text:style-name="T5">Gentile</text:span><text:span text:style-name="T7">, it naturally ensues that her first son is not/ bound by the law afore-named." <text:s/>3</text:span><text:span text:style-name="T2">d</text:span><text:span text:style-name="T7"> Rab Alfasi/ "A man &amp; a woman converted to Judaism must/ separate three months for the reason alleged in/ the Talmud" <text:s/>Rashi's commentary upon it./ <text:s/>"They must separate three months </text:span><text:span text:style-name="T5">after she</text:span><text:span text:style-name="T7">/ </text:span><text:span text:style-name="T5">has become a Jewess</text:span><text:span text:style-name="T7">" <text:s/>4</text:span><text:span text:style-name="T2">th</text:span><text:span text:style-name="T7"> Maimonides on the/ laws about divorcing "A maid-slave manumit-/-ted and a woman that has become a proselyte, must/ wait three months before they contract a marriage"/ <text:s/>5</text:span><text:span text:style-name="T2">th</text:span><text:span text:style-name="T7"> Caro's digest of the laws. <text:s/>The heading of/ the chapter is the following "A divorced woman/ or a widow, must not be married before the expiration/ of three months etc" <text:s/>In the same chapter (rule the 5</text:span><text:span text:style-name="T2">th</text:span><text:span text:style-name="T7">)/ "A maid-slave &amp; a woman converted to our faith,/ that were married while in bondage, or while </text:span><text:span text:style-name="T8">in</text:span><text:span text:style-name="T7">/</text:span></text:p>
      <text:p text:style-name="P6"/>
      <text:p text:style-name="P6">[Page 4]</text:p>
      <text:p text:style-name="P3"><text:span text:style-name="T7">adhering to Gentilism, when </text:span><text:span text:style-name="T5">they have become</text:span><text:span text:style-name="T7">/ </text:span><text:span text:style-name="T5">proselytes</text:span><text:span text:style-name="T7">, or have been manumitted (even a/ man who has embraced Judaism at the same time/ with his wife) must separate ninety days, in/ order to distinguish between the seed sown in/ purity, &amp; that which was sown in impurity"/ <text:s/>But even had I not so many authorities to/ corroborate my opinion, I should appeal to/ common sense for its support. <text:s/>How/ can any Jewish law be binding upon a/ person until he (or she) </text:span><text:span text:style-name="T5">has assumed</text:span><text:span text:style-name="T7"> to obey/ the same implicitly? <text:s/>I hope that the foregoing will suffice to put the question beyond the pos-/sibility of a doubt, which however, as I intimated/ above, can be entertained solely by those who/ will teach before they have learnt./ <text:s/>Yours respectfully/ S. 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9T13:09:56.53</meta:creation-date>
    <dc:date>2012-03-01T13:14:10.57</dc:date>
    <dc:creator>Penn Libraries</dc:creator>
    <meta:editing-duration>PT00H16M07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71" meta:word-count="714" meta:character-count="4468"/>
  </office:meta>
</office:document-meta>
</file>